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393433"/>
    </style:style>
    <style:style style:name="P4" style:family="paragraph" style:parent-style-name="Heading_20_3">
      <style:text-properties officeooo:paragraph-rsid="00393433"/>
    </style:style>
    <style:style style:name="P5" style:family="paragraph" style:parent-style-name="Text_20_body">
      <style:paragraph-properties fo:text-align="center" style:justify-single-word="false"/>
      <style:text-properties officeooo:paragraph-rsid="00393433"/>
    </style:style>
    <style:style style:name="P6" style:family="paragraph" style:parent-style-name="Heading_20_1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F.S.M.</text:h>
      <text:h text:style-name="P4" text:outline-level="3">Ben</text:h>
      <text:p text:style-name="P3"><draw:frame draw:style-name="fr1" draw:name="Image1" text:anchor-type="as-char" svg:width="19.001cm" svg:height="17.006cm" draw:z-index="1"><draw:image xlink:href="../../Resources/Characters/Ben/FSM-Ben.png" xlink:type="simple" xlink:show="embed" xlink:actuate="onLoad" loext:mime-type="image/png"/></draw:frame></text:p>
      <text:h text:style-name="P4" text:outline-level="3"><text:soft-page-break/>Global group of soldiers</text:h>
      <text:p text:style-name="P5"><draw:frame draw:style-name="fr1" draw:name="Image2" text:anchor-type="as-char" svg:width="19.001cm" svg:height="10.396cm" draw:z-index="2"><draw:image xlink:href="../../Resources/Characters/Enemies/Global%20group%20of%20soldiers'%20behavior.png" xlink:type="simple" xlink:show="embed" xlink:actuate="onLoad" loext:mime-type="image/png"/></draw:frame></text:p>
      <text:h text:style-name="P4" text:outline-level="3">Friendly N.P.C.</text:h>
      <text:p text:style-name="P5"><draw:frame draw:style-name="fr2" draw:name="Image3" text:anchor-type="as-char" svg:width="11.4cm" svg:height="8.68cm" draw:z-index="0"><draw:image xlink:href="../../Resources/Characters/FSM-npc%20friendly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.S.M.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10T16:22:19.198000000</dc:date>
    <meta:editing-duration>PT1H20M26S</meta:editing-duration>
    <meta:editing-cycles>44</meta:editing-cycles>
    <meta:generator>LibreOffice/6.1.2.1$Windows_X86_64 LibreOffice_project/65905a128db06ba48db947242809d14d3f9a93fe</meta:generator>
    <dc:creator>Michele Maione</dc:creator>
    <meta:document-statistic meta:table-count="1" meta:image-count="3" meta:object-count="0" meta:page-count="2" meta:paragraph-count="9" meta:word-count="12" meta:character-count="58" meta:non-whitespace-character-count="53"/>
    <meta:template xlink:type="simple" xlink:actuate="onRequest" xlink:title="" xlink:href="../MasterGameDesignDocument.odm" meta:date="2018-12-29T17:17:59.418000000"/>
  </office:meta>
</office:document-meta>
</file>